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Qu’est-ce qu’OVHcloud ? </text:h>
      <text:p text:style-name="Text_20_body">En tant que leader européen du cloud, nous fournissons des solutions de cloud public et privé, d’hébergement mutualisé et de serveurs dédiés dans 140 pays à travers le globe. Nous proposons également à nos clientes et clients l’enregistrement de noms de domaine, de la téléphonie, ainsi que de l’accès à Internet. Créé en 1999, OVHcloud est une entreprise française présente dans le monde entier, grâce à la localisation internationale de ses datacenters et points de présence.</text:p>
      <text:p text:style-name="Standard"/>
      <text:h text:style-name="Heading_20_2" text:outline-level="2">Ensemble, nous sommes déterminé·es à créer un cloud ouvert, fiable et de confiance</text:h>
      <text:p text:style-name="Text_20_body">Le monde évolue et les données prennent une place de plus en plus importante dans nos vies personnelles, sociales et professionnelles. Afin de répondre aux besoins qu’implique cette omniprésence des informations, OVHcloud a à cœur de proposer des solutions pertinentes. Celles-ci permettent à chaque personne d’obtenir une infrastructure à la hauteur de ses ambitions, grâce à une intégration des enjeux environnementaux et des coûts maîtrisables. Nous évoluons également dans un écosystème actif, dans lequel l’ensemble des actrices et acteurs contribuent au succès de nos services en mettant à profit leur expertise. Nous répondons ainsi aux attentes de notre communauté, tout en partageant des valeurs communes.</text:p>
      <text:p text:style-name="Text_20_body">Cette ambition, nous la traduisons dans chacune de nos solutions. Nous créons alors un univers de confiance permettant à toutes et tous d’innover.</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3T08:32:31.573589842</meta:creation-date>
    <dc:date>2022-09-23T08:37:31.015526588</dc:date>
    <meta:editing-duration>PT5M</meta:editing-duration>
    <meta:editing-cycles>1</meta:editing-cycles>
    <meta:document-statistic meta:table-count="0" meta:image-count="0" meta:object-count="0" meta:page-count="1" meta:paragraph-count="5" meta:word-count="220" meta:character-count="1443" meta:non-whitespace-character-count="1227"/>
    <meta:generator>LibreOffice/7.3.5.2$Linux_X86_64 LibreOffice_project/30$Build-2</meta:generator>
  </office:meta>
</office:document-meta>
</file>